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01000000014C77D75F6DC67A5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ntes lidas, mas não usadas no relatório</text:p>
      <text:p text:style-name="Standard"><draw:frame draw:style-name="fr1" draw:name="image88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researchgate.net/publication/379385196_Roles_and_Effect_of_Digital_Technology_on_Young_Children's_STEM_Education_A_Scoping_Review_of_Empirical_Studies" text:style-name="ListLabel_20_2" text:visited-style-name="ListLabel_20_2"><text:span text:style-name="T1">researchgate.net</text:span></text:a></text:p>
      <text:p text:style-name="Standard"><text:a xlink:type="simple" xlink:href="https://www.researchgate.net/publication/379385196_Roles_and_Effect_of_Digital_Technology_on_Young_Children's_STEM_Education_A_Scoping_Review_of_Empirical_Studies" text:style-name="ListLabel_20_2" text:visited-style-name="ListLabel_20_2"><text:span text:style-name="T1">(PDF) Roles and Effect of Digital Technology on Young Children's STEM Education: A Scoping Review of Empirical Studies - ResearchGate</text:span></text:a></text:p>
      <text:p text:style-name="Standard"><text:a xlink:type="simple" xlink:href="https://www.researchgate.net/publication/379385196_Roles_and_Effect_of_Digital_Technology_on_Young_Children's_STEM_Education_A_Scoping_Review_of_Empirical_Studies" text:style-name="ListLabel_20_2" text:visited-style-name="ListLabel_20_2"><text:span text:style-name="T1">Abre em uma nova janela</text:span></text:a></text:p>
      <text:p text:style-name="Standard"><draw:frame draw:style-name="fr1" draw:name="image18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researchgate.net/publication/221473233_Interactive_robot_task_training_through_dialog_and_demonstration" text:style-name="ListLabel_20_2" text:visited-style-name="ListLabel_20_2"><text:span text:style-name="T1">researchgate.net</text:span></text:a></text:p>
      <text:p text:style-name="Standard"><text:a xlink:type="simple" xlink:href="https://www.researchgate.net/publication/221473233_Interactive_robot_task_training_through_dialog_and_demonstration" text:style-name="ListLabel_20_2" text:visited-style-name="ListLabel_20_2"><text:span text:style-name="T1">(PDF) Interactive robot task training through dialog and demonstration - ResearchGate</text:span></text:a></text:p>
      <text:p text:style-name="Standard"><text:a xlink:type="simple" xlink:href="https://www.researchgate.net/publication/221473233_Interactive_robot_task_training_through_dialog_and_demonstration" text:style-name="ListLabel_20_2" text:visited-style-name="ListLabel_20_2"><text:span text:style-name="T1">Abre em uma nova janela</text:span></text:a></text:p>
      <text:p text:style-name="Standard"><draw:frame draw:style-name="fr1" draw:name="image47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researchdiscovery.drexel.edu/esploro/outputs/journalArticle/Informal-STEM-learning-with-robotics-and/991019168038604721" text:style-name="ListLabel_20_2" text:visited-style-name="ListLabel_20_2"><text:span text:style-name="T1">researchdiscovery.drexel.edu</text:span></text:a></text:p>
      <text:p text:style-name="Standard"><text:a xlink:type="simple" xlink:href="https://researchdiscovery.drexel.edu/esploro/outputs/journalArticle/Informal-STEM-learning-with-robotics-and/991019168038604721" text:style-name="ListLabel_20_2" text:visited-style-name="ListLabel_20_2"><text:span text:style-name="T1">Informal STEM: learning with robotics and game design in an urban context</text:span></text:a></text:p>
      <text:p text:style-name="Standard"><text:a xlink:type="simple" xlink:href="https://researchdiscovery.drexel.edu/esploro/outputs/journalArticle/Informal-STEM-learning-with-robotics-and/991019168038604721" text:style-name="ListLabel_20_2" text:visited-style-name="ListLabel_20_2"><text:span text:style-name="T1">Abre em uma nova janela</text:span></text:a></text:p>
      <text:p text:style-name="Standard"><draw:frame draw:style-name="fr1" draw:name="image20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eric.ed.gov/?id=EJ1248806" text:style-name="ListLabel_20_2" text:visited-style-name="ListLabel_20_2"><text:span text:style-name="T1">eric.ed.gov</text:span></text:a></text:p>
      <text:p text:style-name="Standard"><text:a xlink:type="simple" xlink:href="https://eric.ed.gov/?id=EJ1248806" text:style-name="ListLabel_20_2" text:visited-style-name="ListLabel_20_2"><text:span text:style-name="T1">EJ1248806 - Informal STEM: Learning with Robotics and Game Design in an Urban Context, Journal of Research on Technology in Education, 2020 - ERIC</text:span></text:a></text:p>
      <text:p text:style-name="Standard"><text:a xlink:type="simple" xlink:href="https://eric.ed.gov/?id=EJ1248806" text:style-name="ListLabel_20_2" text:visited-style-name="ListLabel_20_2"><text:span text:style-name="T1">Abre em uma nova janela</text:span></text:a></text:p>
      <text:p text:style-name="Standard"><draw:frame draw:style-name="fr1" draw:name="image52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researchgate.net/publication/370872865_The_effects_of_educational_robotics_activities_on_students'_attitudes_towards_STEM_and_ICT_courses" text:style-name="ListLabel_20_2" text:visited-style-name="ListLabel_20_2"><text:span text:style-name="T1">researchgate.net</text:span></text:a></text:p>
      <text:p text:style-name="Standard"><text:a xlink:type="simple" xlink:href="https://www.researchgate.net/publication/370872865_The_effects_of_educational_robotics_activities_on_students'_attitudes_towards_STEM_and_ICT_courses" text:style-name="ListLabel_20_2" text:visited-style-name="ListLabel_20_2"><text:span text:style-name="T1">(PDF) The Effects of Educational Robotics Activities on Students ...</text:span></text:a></text:p>
      <text:p text:style-name="Standard"><text:a xlink:type="simple" xlink:href="https://www.researchgate.net/publication/370872865_The_effects_of_educational_robotics_activities_on_students'_attitudes_towards_STEM_and_ICT_courses" text:style-name="ListLabel_20_2" text:visited-style-name="ListLabel_20_2"><text:span text:style-name="T1">Abre em uma nova janela</text:span></text:a></text:p>
      <text:p text:style-name="Standard"><draw:frame draw:style-name="fr1" draw:name="image57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vexrobotics.com/competition" text:style-name="ListLabel_20_2" text:visited-style-name="ListLabel_20_2"><text:span text:style-name="T1">vexrobotics.com</text:span></text:a></text:p>
      <text:p text:style-name="Standard"><text:a xlink:type="simple" xlink:href="https://www.vexrobotics.com/competition" text:style-name="ListLabel_20_2" text:visited-style-name="ListLabel_20_2"><text:span text:style-name="T1">Competition - VEX Robotics</text:span></text:a></text:p>
      <text:p text:style-name="Standard"><text:a xlink:type="simple" xlink:href="https://www.vexrobotics.com/competition" text:style-name="ListLabel_20_2" text:visited-style-name="ListLabel_20_2"><text:span text:style-name="T1">Abre em uma nova janela</text:span></text:a></text:p>
      <text:p text:style-name="Standard"><draw:frame draw:style-name="fr1" draw:name="image72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mdpi.com/1424-8220/23/23/9335" text:style-name="ListLabel_20_2" text:visited-style-name="ListLabel_20_2"><text:span text:style-name="T1">mdpi.com</text:span></text:a></text:p>
      <text:p text:style-name="Standard"><text:a xlink:type="simple" xlink:href="https://www.mdpi.com/1424-8220/23/23/9335" text:style-name="ListLabel_20_2" text:visited-style-name="ListLabel_20_2"><text:span text:style-name="T1">The Impact of Early Robotics Education on Students' Understanding ...</text:span></text:a></text:p>
      <text:p text:style-name="Standard"><text:a xlink:type="simple" xlink:href="https://www.mdpi.com/1424-8220/23/23/9335" text:style-name="ListLabel_20_2" text:visited-style-name="ListLabel_20_2"><text:span text:style-name="T1">Abre em uma nova janela</text:span></text:a></text:p>
      <text:p text:style-name="Standard"><draw:frame draw:style-name="fr1" draw:name="image68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citejournal.org/volume-21/issue-4-21/mathematics/the-effects-of-robotics-professional-development-on-science-and-mathematics-teaching-performance-and-student-achievement-in-underserved-middle-schools/" text:style-name="ListLabel_20_2" text:visited-style-name="ListLabel_20_2"><text:span text:style-name="T1">citejournal.org</text:span></text:a></text:p>
      <text:p text:style-name="Standard"><text:a xlink:type="simple" xlink:href="https://citejournal.org/volume-21/issue-4-21/mathematics/the-effects-of-robotics-professional-development-on-science-and-mathematics-teaching-performance-and-student-achievement-in-underserved-middle-schools/" text:style-name="ListLabel_20_2" text:visited-style-name="ListLabel_20_2"><text:span text:style-name="T1">The Effects of Robotics Professional Development on Science and ...</text:span></text:a></text:p>
      <text:p text:style-name="Standard"><text:a xlink:type="simple" xlink:href="https://citejournal.org/volume-21/issue-4-21/mathematics/the-effects-of-robotics-professional-development-on-science-and-mathematics-teaching-performance-and-student-achievement-in-underserved-middle-schools/" text:style-name="ListLabel_20_2" text:visited-style-name="ListLabel_20_2"><text:span text:style-name="T1">Abre em uma nova janela</text:span></text:a></text:p>
      <text:p text:style-name="Standard"><draw:frame draw:style-name="fr1" draw:name="image76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mdpi.com/2227-7102/14/4/357" text:style-name="ListLabel_20_2" text:visited-style-name="ListLabel_20_2"><text:span text:style-name="T1">mdpi.com</text:span></text:a></text:p>
      <text:p text:style-name="Standard"><text:a xlink:type="simple" xlink:href="https://www.mdpi.com/2227-7102/14/4/357" text:style-name="ListLabel_20_2" text:visited-style-name="ListLabel_20_2"><text:span text:style-name="T1">Roles and Effect of Digital Technology on Young Children's STEM ...</text:span></text:a></text:p>
      <text:p text:style-name="Standard"><text:a xlink:type="simple" xlink:href="https://www.mdpi.com/2227-7102/14/4/357" text:style-name="ListLabel_20_2" text:visited-style-name="ListLabel_20_2"><text:span text:style-name="T1">Abre em uma nova janela</text:span></text:a></text:p>
      <text:p text:style-name="Standard"><draw:frame draw:style-name="fr1" draw:name="image60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marathonpetroleum.com/Newsroom/Company-News/Youth-discover-new-dreams-at-El-Paso-Science-Festival/" text:style-name="ListLabel_20_2" text:visited-style-name="ListLabel_20_2"><text:span text:style-name="T1">marathonpetroleum.com</text:span></text:a></text:p>
      <text:p text:style-name="Standard"><text:a xlink:type="simple" xlink:href="https://www.marathonpetroleum.com/Newsroom/Company-News/Youth-discover-new-dreams-at-El-Paso-Science-Festival/" text:style-name="ListLabel_20_2" text:visited-style-name="ListLabel_20_2"><text:span text:style-name="T1">Youth discover new dreams at El Paso Science Festival - Marathon Petroleum Corporation</text:span></text:a></text:p>
      <text:p text:style-name="Standard"><text:a xlink:type="simple" xlink:href="https://www.marathonpetroleum.com/Newsroom/Company-News/Youth-discover-new-dreams-at-El-Paso-Science-Festival/" text:style-name="ListLabel_20_2" text:visited-style-name="ListLabel_20_2"><text:span text:style-name="T1">Abre em uma nova janela</text:span></text:a></text:p>
      <text:p text:style-name="Standard"><draw:frame draw:style-name="fr1" draw:name="image65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robotshop.com/collections/robotics-education" text:style-name="ListLabel_20_2" text:visited-style-name="ListLabel_20_2"><text:span text:style-name="T1">robotshop.com</text:span></text:a></text:p>
      <text:p text:style-name="Standard"><text:a xlink:type="simple" xlink:href="https://www.robotshop.com/collections/robotics-education" text:style-name="ListLabel_20_2" text:visited-style-name="ListLabel_20_2"><text:span text:style-name="T1">Robotics Education - RobotShop</text:span></text:a></text:p>
      <text:p text:style-name="Standard"><text:a xlink:type="simple" xlink:href="https://www.robotshop.com/collections/robotics-education" text:style-name="ListLabel_20_2" text:visited-style-name="ListLabel_20_2"><text:span text:style-name="T1">Abre em uma nova janela</text:span></text:a></text:p>
      <text:p text:style-name="Standard"><draw:frame draw:style-name="fr1" draw:name="image53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sciencebuddies.org/science-fair-projects/project-ideas/Robotics_p050/robotics/arduino-robotic-arm" text:style-name="ListLabel_20_2" text:visited-style-name="ListLabel_20_2"><text:span text:style-name="T1">sciencebuddies.org</text:span></text:a></text:p>
      <text:p text:style-name="Standard"><text:a xlink:type="simple" xlink:href="https://www.sciencebuddies.org/science-fair-projects/project-ideas/Robotics_p050/robotics/arduino-robotic-arm" text:style-name="ListLabel_20_2" text:visited-style-name="ListLabel_20_2"><text:span text:style-name="T1">Build a Robotic Arm | Science Project</text:span></text:a></text:p>
      <text:p text:style-name="Standard"><text:a xlink:type="simple" xlink:href="https://www.sciencebuddies.org/science-fair-projects/project-ideas/Robotics_p050/robotics/arduino-robotic-arm" text:style-name="ListLabel_20_2" text:visited-style-name="ListLabel_20_2"><text:span text:style-name="T1">Abre em uma nova janela</text:span></text:a></text:p>
      <text:p text:style-name="Standard"><draw:frame draw:style-name="fr1" draw:name="image26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ul.com/resources/collaborative-robot-safety" text:style-name="ListLabel_20_2" text:visited-style-name="ListLabel_20_2"><text:span text:style-name="T1">ul.com</text:span></text:a></text:p>
      <text:p text:style-name="Standard"><text:a xlink:type="simple" xlink:href="https://www.ul.com/resources/collaborative-robot-safety" text:style-name="ListLabel_20_2" text:visited-style-name="ListLabel_20_2"><text:span text:style-name="T1">Collaborative Robot Safety | UL Solutions</text:span></text:a></text:p>
      <text:p text:style-name="Standard"><text:a xlink:type="simple" xlink:href="https://www.ul.com/resources/collaborative-robot-safety" text:style-name="ListLabel_20_2" text:visited-style-name="ListLabel_20_2"><text:span text:style-name="T1">Abre em uma nova janela</text:span></text:a></text:p>
      <text:p text:style-name="Standard"><text:soft-page-break/><draw:frame draw:style-name="fr1" draw:name="image56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mistt.msu.edu/kl2" text:style-name="ListLabel_20_2" text:visited-style-name="ListLabel_20_2"><text:span text:style-name="T1">mistt.msu.edu</text:span></text:a></text:p>
      <text:p text:style-name="Standard"><text:a xlink:type="simple" xlink:href="https://mistt.msu.edu/kl2" text:style-name="ListLabel_20_2" text:visited-style-name="ListLabel_20_2"><text:span text:style-name="T1">Kl2 - MISTT Innovation Hub</text:span></text:a></text:p>
      <text:p text:style-name="Standard"><text:a xlink:type="simple" xlink:href="https://mistt.msu.edu/kl2" text:style-name="ListLabel_20_2" text:visited-style-name="ListLabel_20_2"><text:span text:style-name="T1">Abre em uma nova janela</text:span></text:a></text:p>
      <text:p text:style-name="Standard"><draw:frame draw:style-name="fr1" draw:name="image40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universal-robots.com/industries/education-science/" text:style-name="ListLabel_20_2" text:visited-style-name="ListLabel_20_2"><text:span text:style-name="T1">universal-robots.com</text:span></text:a></text:p>
      <text:p text:style-name="Standard"><text:a xlink:type="simple" xlink:href="https://www.universal-robots.com/industries/education-science/" text:style-name="ListLabel_20_2" text:visited-style-name="ListLabel_20_2"><text:span text:style-name="T1">Cobot education - Universal Robots</text:span></text:a></text:p>
      <text:p text:style-name="Standard"><text:a xlink:type="simple" xlink:href="https://www.universal-robots.com/industries/education-science/" text:style-name="ListLabel_20_2" text:visited-style-name="ListLabel_20_2"><text:span text:style-name="T1">Abre em uma nova janela</text:span></text:a></text:p>
      <text:p text:style-name="Standard"><draw:frame draw:style-name="fr1" draw:name="image34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blue-sky-robotics.com/product-page/ufactory-lite-6" text:style-name="ListLabel_20_2" text:visited-style-name="ListLabel_20_2"><text:span text:style-name="T1">blue-sky-robotics.com</text:span></text:a></text:p>
      <text:p text:style-name="Standard"><text:a xlink:type="simple" xlink:href="https://www.blue-sky-robotics.com/product-page/ufactory-lite-6" text:style-name="ListLabel_20_2" text:visited-style-name="ListLabel_20_2"><text:span text:style-name="T1">UFactory xArm Lite 6 | Compact 6-Axis Cobot Arm - Blue Sky Robotics</text:span></text:a></text:p>
      <text:p text:style-name="Standard"><text:a xlink:type="simple" xlink:href="https://www.blue-sky-robotics.com/product-page/ufactory-lite-6" text:style-name="ListLabel_20_2" text:visited-style-name="ListLabel_20_2"><text:span text:style-name="T1">Abre em uma nova janela</text:span></text:a></text:p>
      <text:p text:style-name="Standard"><draw:frame draw:style-name="fr1" draw:name="image30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afinia.com/products/dobot-magician-4-axis-robotic-arm-education-package" text:style-name="ListLabel_20_2" text:visited-style-name="ListLabel_20_2"><text:span text:style-name="T1">afinia.com</text:span></text:a></text:p>
      <text:p text:style-name="Standard"><text:a xlink:type="simple" xlink:href="https://afinia.com/products/dobot-magician-4-axis-robotic-arm-education-package" text:style-name="ListLabel_20_2" text:visited-style-name="ListLabel_20_2"><text:span text:style-name="T1">afinia.com</text:span></text:a></text:p>
      <text:p text:style-name="Standard"><text:a xlink:type="simple" xlink:href="https://afinia.com/products/dobot-magician-4-axis-robotic-arm-education-package" text:style-name="ListLabel_20_2" text:visited-style-name="ListLabel_20_2"><text:span text:style-name="T1">Abre em uma nova janela</text:span></text:a></text:p>
      <text:p text:style-name="Standard"><draw:frame draw:style-name="fr1" draw:name="image21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intrepidmuseum.org/resources/education/learning-library/make-robotic-hand" text:style-name="ListLabel_20_2" text:visited-style-name="ListLabel_20_2"><text:span text:style-name="T1">intrepidmuseum.org</text:span></text:a></text:p>
      <text:p text:style-name="Standard"><text:a xlink:type="simple" xlink:href="https://intrepidmuseum.org/resources/education/learning-library/make-robotic-hand" text:style-name="ListLabel_20_2" text:visited-style-name="ListLabel_20_2"><text:span text:style-name="T1">Make a Robotic Hand | Intrepid Museum</text:span></text:a></text:p>
      <text:p text:style-name="Standard"><text:a xlink:type="simple" xlink:href="https://intrepidmuseum.org/resources/education/learning-library/make-robotic-hand" text:style-name="ListLabel_20_2" text:visited-style-name="ListLabel_20_2"><text:span text:style-name="T1">Abre em uma nova janela</text:span></text:a></text:p>
      <text:p text:style-name="Standard"><draw:frame draw:style-name="fr1" draw:name="image66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creativemachines.com/interactive-exhibits" text:style-name="ListLabel_20_2" text:visited-style-name="ListLabel_20_2"><text:span text:style-name="T1">creativemachines.com</text:span></text:a></text:p>
      <text:p text:style-name="Standard"><text:a xlink:type="simple" xlink:href="https://www.creativemachines.com/interactive-exhibits" text:style-name="ListLabel_20_2" text:visited-style-name="ListLabel_20_2"><text:span text:style-name="T1">Interactive Exhibits | Creative Machines</text:span></text:a></text:p>
      <text:p text:style-name="Standard"><text:a xlink:type="simple" xlink:href="https://www.creativemachines.com/interactive-exhibits" text:style-name="ListLabel_20_2" text:visited-style-name="ListLabel_20_2"><text:span text:style-name="T1">Abre em uma nova janela</text:span></text:a></text:p>
      <text:p text:style-name="Standard"><draw:frame draw:style-name="fr1" draw:name="image24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mdpi.com/1424-8220/22/23/9545" text:style-name="ListLabel_20_2" text:visited-style-name="ListLabel_20_2"><text:span text:style-name="T1">mdpi.com</text:span></text:a></text:p>
      <text:p text:style-name="Standard"><text:a xlink:type="simple" xlink:href="https://www.mdpi.com/1424-8220/22/23/9545" text:style-name="ListLabel_20_2" text:visited-style-name="ListLabel_20_2"><text:span text:style-name="T1">Development of a Visual Perception System on a Dual-Arm Mobile Robot for Human-Robot Interaction - MDPI</text:span></text:a></text:p>
      <text:p text:style-name="Standard"><text:a xlink:type="simple" xlink:href="https://www.mdpi.com/1424-8220/22/23/9545" text:style-name="ListLabel_20_2" text:visited-style-name="ListLabel_20_2"><text:span text:style-name="T1">Abre em uma nova janela</text:span></text:a></text:p>
      <text:p text:style-name="Standard"><draw:frame draw:style-name="fr1" draw:name="image15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frontiersin.org/journals/neurorobotics/articles/10.3389/fnbot.2023.1084000/full" text:style-name="ListLabel_20_2" text:visited-style-name="ListLabel_20_2"><text:span text:style-name="T1">frontiersin.org</text:span></text:a></text:p>
      <text:p text:style-name="Standard"><text:a xlink:type="simple" xlink:href="https://www.frontiersin.org/journals/neurorobotics/articles/10.3389/fnbot.2023.1084000/full" text:style-name="ListLabel_20_2" text:visited-style-name="ListLabel_20_2"><text:span text:style-name="T1">Recent advancements in multimodal human–robot interaction - Frontiers</text:span></text:a></text:p>
      <text:p text:style-name="Standard"><text:a xlink:type="simple" xlink:href="https://www.frontiersin.org/journals/neurorobotics/articles/10.3389/fnbot.2023.1084000/full" text:style-name="ListLabel_20_2" text:visited-style-name="ListLabel_20_2"><text:span text:style-name="T1">Abre em uma nova janela</text:span></text:a></text:p>
      <text:p text:style-name="Standard"><draw:frame draw:style-name="fr1" draw:name="image38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iberdrola.com/innovation/educational-robots" text:style-name="ListLabel_20_2" text:visited-style-name="ListLabel_20_2"><text:span text:style-name="T1">iberdrola.com</text:span></text:a></text:p>
      <text:p text:style-name="Standard"><text:a xlink:type="simple" xlink:href="https://www.iberdrola.com/innovation/educational-robots" text:style-name="ListLabel_20_2" text:visited-style-name="ListLabel_20_2"><text:span text:style-name="T1">Educational Robotics: Definition, Advantages and Examples - Iberdrola</text:span></text:a></text:p>
      <text:p text:style-name="Standard"><text:a xlink:type="simple" xlink:href="https://www.iberdrola.com/innovation/educational-robots" text:style-name="ListLabel_20_2" text:visited-style-name="ListLabel_20_2"><text:span text:style-name="T1">Abre em uma nova janela</text:span></text:a></text:p>
      <text:p text:style-name="Standard"><draw:frame draw:style-name="fr1" draw:name="image7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mrisar.org/dual-challenge-the-robot-exhibit.html" text:style-name="ListLabel_20_2" text:visited-style-name="ListLabel_20_2"><text:span text:style-name="T1">mrisar.org</text:span></text:a></text:p>
      <text:p text:style-name="Standard"><text:a xlink:type="simple" xlink:href="https://www.mrisar.org/dual-challenge-the-robot-exhibit.html" text:style-name="ListLabel_20_2" text:visited-style-name="ListLabel_20_2"><text:span text:style-name="T1">Dual Challenge The Robot Exhibit - MRISAR</text:span></text:a></text:p>
      <text:p text:style-name="Standard"><text:a xlink:type="simple" xlink:href="https://www.mrisar.org/dual-challenge-the-robot-exhibit.html" text:style-name="ListLabel_20_2" text:visited-style-name="ListLabel_20_2"><text:span text:style-name="T1">Abre em uma nova janela</text:span></text:a></text:p>
      <text:p text:style-name="Standard"><draw:frame draw:style-name="fr1" draw:name="image9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gov.uk/government/publications/the-engagement-model/the-engagement-model" text:style-name="ListLabel_20_2" text:visited-style-name="ListLabel_20_2"><text:span text:style-name="T1">gov.uk</text:span></text:a></text:p>
      <text:p text:style-name="Standard"><text:a xlink:type="simple" xlink:href="https://www.gov.uk/government/publications/the-engagement-model/the-engagement-model" text:style-name="ListLabel_20_2" text:visited-style-name="ListLabel_20_2"><text:span text:style-name="T1">The engagement model - GOV.UK</text:span></text:a></text:p>
      <text:p text:style-name="Standard"><text:a xlink:type="simple" xlink:href="https://www.gov.uk/government/publications/the-engagement-model/the-engagement-model" text:style-name="ListLabel_20_2" text:visited-style-name="ListLabel_20_2"><text:span text:style-name="T1">Abre em uma nova janela</text:span></text:a></text:p>
      <text:p text:style-name="Standard"><draw:frame draw:style-name="fr1" draw:name="image6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standardbots.com/blog/collaborative-robot-safety-standards" text:style-name="ListLabel_20_2" text:visited-style-name="ListLabel_20_2"><text:span text:style-name="T1">standardbots.com</text:span></text:a></text:p>
      <text:p text:style-name="Standard"><text:a xlink:type="simple" xlink:href="https://standardbots.com/blog/collaborative-robot-safety-standards" text:style-name="ListLabel_20_2" text:visited-style-name="ListLabel_20_2"><text:span text:style-name="T1">Collaborative robot safety standards: Ultimate guide to cobot safety - Standard Bots</text:span></text:a></text:p>
      <text:p text:style-name="Standard"><text:a xlink:type="simple" xlink:href="https://standardbots.com/blog/collaborative-robot-safety-standards" text:style-name="ListLabel_20_2" text:visited-style-name="ListLabel_20_2"><text:span text:style-name="T1">Abre em uma nova janela</text:span></text:a></text:p>
      <text:p text:style-name="Standard"><draw:frame draw:style-name="fr1" draw:name="image58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tdi.texas.gov/tips/safety/robotics.html" text:style-name="ListLabel_20_2" text:visited-style-name="ListLabel_20_2"><text:span text:style-name="T1">tdi.texas.gov</text:span></text:a></text:p>
      <text:p text:style-name="Standard"><text:a xlink:type="simple" xlink:href="https://www.tdi.texas.gov/tips/safety/robotics.html" text:style-name="ListLabel_20_2" text:visited-style-name="ListLabel_20_2"><text:span text:style-name="T1">Industrial robotics and workplace safety - Texas Department of Insurance</text:span></text:a></text:p>
      <text:p text:style-name="Standard"><text:a xlink:type="simple" xlink:href="https://www.tdi.texas.gov/tips/safety/robotics.html" text:style-name="ListLabel_20_2" text:visited-style-name="ListLabel_20_2"><text:span text:style-name="T1">Abre em uma nova janela</text:span></text:a></text:p>
      <text:p text:style-name="Standard"><draw:frame draw:style-name="fr1" draw:name="image83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qviro.com/product/kuka/lbr-iiwa-7/specifications" text:style-name="ListLabel_20_2" text:visited-style-name="ListLabel_20_2"><text:span text:style-name="T1">qviro.com</text:span></text:a></text:p>
      <text:p text:style-name="Standard"><text:soft-page-break/><text:a xlink:type="simple" xlink:href="https://qviro.com/product/kuka/lbr-iiwa-7/specifications" text:style-name="ListLabel_20_2" text:visited-style-name="ListLabel_20_2"><text:span text:style-name="T1">KUKA LBR IIWA 7 R800 Specifications - QVIRO</text:span></text:a></text:p>
      <text:p text:style-name="Standard"><text:a xlink:type="simple" xlink:href="https://qviro.com/product/kuka/lbr-iiwa-7/specifications" text:style-name="ListLabel_20_2" text:visited-style-name="ListLabel_20_2"><text:span text:style-name="T1">Abre em uma nova janela</text:span></text:a></text:p>
      <text:p text:style-name="Standard"><draw:frame draw:style-name="fr1" draw:name="image71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universal-robots.com/products/ur3e/" text:style-name="ListLabel_20_2" text:visited-style-name="ListLabel_20_2"><text:span text:style-name="T1">universal-robots.com</text:span></text:a></text:p>
      <text:p text:style-name="Standard"><text:a xlink:type="simple" xlink:href="https://www.universal-robots.com/products/ur3e/" text:style-name="ListLabel_20_2" text:visited-style-name="ListLabel_20_2"><text:span text:style-name="T1">UR3e - Universal Robots</text:span></text:a></text:p>
      <text:p text:style-name="Standard"><text:a xlink:type="simple" xlink:href="https://www.universal-robots.com/products/ur3e/" text:style-name="ListLabel_20_2" text:visited-style-name="ListLabel_20_2"><text:span text:style-name="T1">Abre em uma nova janela</text:span></text:a></text:p>
      <text:p text:style-name="Standard"><draw:frame draw:style-name="fr1" draw:name="image75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ufactory.us/product/lite-6" text:style-name="ListLabel_20_2" text:visited-style-name="ListLabel_20_2"><text:span text:style-name="T1">ufactory.us</text:span></text:a></text:p>
      <text:p text:style-name="Standard"><text:a xlink:type="simple" xlink:href="https://www.ufactory.us/product/lite-6" text:style-name="ListLabel_20_2" text:visited-style-name="ListLabel_20_2"><text:span text:style-name="T1">Lite 6 - UFACTORY USA</text:span></text:a></text:p>
      <text:p text:style-name="Standard"><text:a xlink:type="simple" xlink:href="https://www.ufactory.us/product/lite-6" text:style-name="ListLabel_20_2" text:visited-style-name="ListLabel_20_2"><text:span text:style-name="T1">Abre em uma nova janela</text:span></text:a></text:p>
      <text:p text:style-name="Standard"><draw:frame draw:style-name="fr1" draw:name="image79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dobot.us/product/dobot-magician-educational-version/" text:style-name="ListLabel_20_2" text:visited-style-name="ListLabel_20_2"><text:span text:style-name="T1">dobot.us</text:span></text:a></text:p>
      <text:p text:style-name="Standard"><text:a xlink:type="simple" xlink:href="https://www.dobot.us/product/dobot-magician-educational-version/" text:style-name="ListLabel_20_2" text:visited-style-name="ListLabel_20_2"><text:span text:style-name="T1">Dobot Magician - Educational Model - Dobot US</text:span></text:a></text:p>
      <text:p text:style-name="Standard"><text:a xlink:type="simple" xlink:href="https://www.dobot.us/product/dobot-magician-educational-version/" text:style-name="ListLabel_20_2" text:visited-style-name="ListLabel_20_2"><text:span text:style-name="T1">Abre em uma nova janela</text:span></text:a></text:p>
      <text:p text:style-name="Standard"><draw:frame draw:style-name="fr1" draw:name="image13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x-robotx.com/post/hands-on-learning-with-robotics-for-kids" text:style-name="ListLabel_20_2" text:visited-style-name="ListLabel_20_2"><text:span text:style-name="T1">x-robotx.com</text:span></text:a></text:p>
      <text:p text:style-name="Standard"><text:a xlink:type="simple" xlink:href="https://www.x-robotx.com/post/hands-on-learning-with-robotics-for-kids" text:style-name="ListLabel_20_2" text:visited-style-name="ListLabel_20_2"><text:span text:style-name="T1">Engage Kids with Robotics Classes - x-robotx</text:span></text:a></text:p>
      <text:p text:style-name="Standard"><text:a xlink:type="simple" xlink:href="https://www.x-robotx.com/post/hands-on-learning-with-robotics-for-kids" text:style-name="ListLabel_20_2" text:visited-style-name="ListLabel_20_2"><text:span text:style-name="T1">Abre em uma nova janela</text:span></text:a></text:p>
      <text:p text:style-name="Standard"><draw:frame draw:style-name="fr1" draw:name="image5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myprekbox.com/blog/stem-for-preschoolers/robotic-hand-stem-simulation" text:style-name="ListLabel_20_2" text:visited-style-name="ListLabel_20_2"><text:span text:style-name="T1">myprekbox.com</text:span></text:a></text:p>
      <text:p text:style-name="Standard"><text:a xlink:type="simple" xlink:href="https://www.myprekbox.com/blog/stem-for-preschoolers/robotic-hand-stem-simulation" text:style-name="ListLabel_20_2" text:visited-style-name="ListLabel_20_2"><text:span text:style-name="T1">Robotic Hand STEM Simulation - My Pre-K Box</text:span></text:a></text:p>
      <text:p text:style-name="Standard"><text:a xlink:type="simple" xlink:href="https://www.myprekbox.com/blog/stem-for-preschoolers/robotic-hand-stem-simulation" text:style-name="ListLabel_20_2" text:visited-style-name="ListLabel_20_2"><text:span text:style-name="T1">Abre em uma nova janela</text:span></text:a></text:p>
      <text:p text:style-name="Standard"><draw:frame draw:style-name="fr1" draw:name="image16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whalesbot.ai/blog/building-kids-confidence-through-coding-robotics-and-stem-education" text:style-name="ListLabel_20_2" text:visited-style-name="ListLabel_20_2"><text:span text:style-name="T1">whalesbot.ai</text:span></text:a></text:p>
      <text:p text:style-name="Standard"><text:a xlink:type="simple" xlink:href="https://www.whalesbot.ai/blog/building-kids-confidence-through-coding-robotics-and-stem-education" text:style-name="ListLabel_20_2" text:visited-style-name="ListLabel_20_2"><text:span text:style-name="T1">Building Kids' Confidence Through Coding, Robotics, and STEM Education - WhalesBot</text:span></text:a></text:p>
      <text:p text:style-name="Standard"><text:a xlink:type="simple" xlink:href="https://www.whalesbot.ai/blog/building-kids-confidence-through-coding-robotics-and-stem-education" text:style-name="ListLabel_20_2" text:visited-style-name="ListLabel_20_2"><text:span text:style-name="T1">Abre em uma nova janela</text:span></text:a></text:p>
      <text:p text:style-name="Standard"><draw:frame draw:style-name="fr1" draw:name="image73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neopangea.com/exhibit-design-company/" text:style-name="ListLabel_20_2" text:visited-style-name="ListLabel_20_2"><text:span text:style-name="T1">neopangea.com</text:span></text:a></text:p>
      <text:p text:style-name="Standard"><text:a xlink:type="simple" xlink:href="https://www.neopangea.com/exhibit-design-company/" text:style-name="ListLabel_20_2" text:visited-style-name="ListLabel_20_2"><text:span text:style-name="T1">Exhibit Design Company for Museums and Attractions - NeoPangea</text:span></text:a></text:p>
      <text:p text:style-name="Standard"><text:a xlink:type="simple" xlink:href="https://www.neopangea.com/exhibit-design-company/" text:style-name="ListLabel_20_2" text:visited-style-name="ListLabel_20_2"><text:span text:style-name="T1">Abre em uma nova janela</text:span></text:a></text:p>
      <text:p text:style-name="Standard"><draw:frame draw:style-name="fr1" draw:name="image41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ideamuseum.org/robo-art/" text:style-name="ListLabel_20_2" text:visited-style-name="ListLabel_20_2"><text:span text:style-name="T1">ideamuseum.org</text:span></text:a></text:p>
      <text:p text:style-name="Standard"><text:a xlink:type="simple" xlink:href="https://www.ideamuseum.org/robo-art/" text:style-name="ListLabel_20_2" text:visited-style-name="ListLabel_20_2"><text:span text:style-name="T1">Robo Art - idea Museum</text:span></text:a></text:p>
      <text:p text:style-name="Standard"><text:a xlink:type="simple" xlink:href="https://www.ideamuseum.org/robo-art/" text:style-name="ListLabel_20_2" text:visited-style-name="ListLabel_20_2"><text:span text:style-name="T1">Abre em uma nova janela</text:span></text:a></text:p>
      <text:p text:style-name="Standard"><draw:frame draw:style-name="fr1" draw:name="image28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codeyoung.com/blog/how-ai-and-robotics-are-shaping-the-future-of-coding-for-kids-cmcesqelx000asjjrvfd3wusp" text:style-name="ListLabel_20_2" text:visited-style-name="ListLabel_20_2"><text:span text:style-name="T1">codeyoung.com</text:span></text:a></text:p>
      <text:p text:style-name="Standard"><text:a xlink:type="simple" xlink:href="https://www.codeyoung.com/blog/how-ai-and-robotics-are-shaping-the-future-of-coding-for-kids-cmcesqelx000asjjrvfd3wusp" text:style-name="ListLabel_20_2" text:visited-style-name="ListLabel_20_2"><text:span text:style-name="T1">How AI and Robotics Are Shaping the Future of Coding for Kids - Codeyoung</text:span></text:a></text:p>
      <text:p text:style-name="Standard"><text:a xlink:type="simple" xlink:href="https://www.codeyoung.com/blog/how-ai-and-robotics-are-shaping-the-future-of-coding-for-kids-cmcesqelx000asjjrvfd3wusp" text:style-name="ListLabel_20_2" text:visited-style-name="ListLabel_20_2"><text:span text:style-name="T1">Abre em uma nova janela</text:span></text:a></text:p>
      <text:p text:style-name="Standard"><draw:frame draw:style-name="fr1" draw:name="image14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jetlearn.com/blog/unlocking-robotics-for-kids" text:style-name="ListLabel_20_2" text:visited-style-name="ListLabel_20_2"><text:span text:style-name="T1">jetlearn.com</text:span></text:a></text:p>
      <text:p text:style-name="Standard"><text:a xlink:type="simple" xlink:href="https://www.jetlearn.com/blog/unlocking-robotics-for-kids" text:style-name="ListLabel_20_2" text:visited-style-name="ListLabel_20_2"><text:span text:style-name="T1">Robotics for Kids: Unlocking a World of Innovation in 2025 - JetLearn</text:span></text:a></text:p>
      <text:p text:style-name="Standard"><text:a xlink:type="simple" xlink:href="https://www.jetlearn.com/blog/unlocking-robotics-for-kids" text:style-name="ListLabel_20_2" text:visited-style-name="ListLabel_20_2"><text:span text:style-name="T1">Abre em uma nova janela</text:span></text:a></text:p>
      <text:p text:style-name="Standard"><draw:frame draw:style-name="fr1" draw:name="image36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sciencetrek.org/topics/robotics/games" text:style-name="ListLabel_20_2" text:visited-style-name="ListLabel_20_2"><text:span text:style-name="T1">sciencetrek.org</text:span></text:a></text:p>
      <text:p text:style-name="Standard"><text:a xlink:type="simple" xlink:href="https://sciencetrek.org/topics/robotics/games" text:style-name="ListLabel_20_2" text:visited-style-name="ListLabel_20_2"><text:span text:style-name="T1">Robotics Games - Science Trek</text:span></text:a></text:p>
      <text:p text:style-name="Standard"><text:a xlink:type="simple" xlink:href="https://sciencetrek.org/topics/robotics/games" text:style-name="ListLabel_20_2" text:visited-style-name="ListLabel_20_2"><text:span text:style-name="T1">Abre em uma nova janela</text:span></text:a></text:p>
      <text:p text:style-name="Standard"><draw:frame draw:style-name="fr1" draw:name="image63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instructables.com/Robotic-Hand-Science-Project/" text:style-name="ListLabel_20_2" text:visited-style-name="ListLabel_20_2"><text:span text:style-name="T1">instructables.com</text:span></text:a></text:p>
      <text:p text:style-name="Standard"><text:a xlink:type="simple" xlink:href="https://www.instructables.com/Robotic-Hand-Science-Project/" text:style-name="ListLabel_20_2" text:visited-style-name="ListLabel_20_2"><text:span text:style-name="T1">Robotic Hand Science Project : 5 Steps (with Pictures) - Instructables</text:span></text:a></text:p>
      <text:p text:style-name="Standard"><text:a xlink:type="simple" xlink:href="https://www.instructables.com/Robotic-Hand-Science-Project/" text:style-name="ListLabel_20_2" text:visited-style-name="ListLabel_20_2"><text:span text:style-name="T1">Abre em uma nova janela</text:span></text:a></text:p>
      <text:p text:style-name="Standard"><draw:frame draw:style-name="fr1" draw:name="image3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whalesbot.ai/blog/revolutionizing-education-how-robots-can-help-students-learn" text:style-name="ListLabel_20_2" text:visited-style-name="ListLabel_20_2"><text:span text:style-name="T1">whalesbot.ai</text:span></text:a></text:p>
      <text:p text:style-name="Standard"><text:a xlink:type="simple" xlink:href="https://www.whalesbot.ai/blog/revolutionizing-education-how-robots-can-help-students-learn" text:style-name="ListLabel_20_2" text:visited-style-name="ListLabel_20_2"><text:span text:style-name="T1">Revolutionizing Education: How Robots Can Help Students Learn - WhalesBot</text:span></text:a></text:p>
      <text:p text:style-name="Standard"><text:a xlink:type="simple" xlink:href="https://www.whalesbot.ai/blog/revolutionizing-education-how-robots-can-help-students-learn" text:style-name="ListLabel_20_2" text:visited-style-name="ListLabel_20_2"><text:span text:style-name="T1">Abre em uma nova janela</text:span></text:a></text:p>
      <text:p text:style-name="Standard"><text:soft-page-break/><draw:frame draw:style-name="fr1" draw:name="image70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codakid.com/blog/how-to-teach-kids-robotics/" text:style-name="ListLabel_20_2" text:visited-style-name="ListLabel_20_2"><text:span text:style-name="T1">codakid.com</text:span></text:a></text:p>
      <text:p text:style-name="Standard"><text:a xlink:type="simple" xlink:href="https://codakid.com/blog/how-to-teach-kids-robotics/" text:style-name="ListLabel_20_2" text:visited-style-name="ListLabel_20_2"><text:span text:style-name="T1">How to Teach Kids Robotics: Coding Projects and Home Learning Activities - CodaKid</text:span></text:a></text:p>
      <text:p text:style-name="Standard"><text:a xlink:type="simple" xlink:href="https://codakid.com/blog/how-to-teach-kids-robotics/" text:style-name="ListLabel_20_2" text:visited-style-name="ListLabel_20_2"><text:span text:style-name="T1">Abre em uma nova janela</text:span></text:a></text:p>
      <text:p text:style-name="Standard"><draw:frame draw:style-name="fr1" draw:name="image33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reddit.com/r/robotics/comments/1j297b8/how_can_i_make_a_robotics_arduino_event_more/" text:style-name="ListLabel_20_2" text:visited-style-name="ListLabel_20_2"><text:span text:style-name="T1">reddit.com</text:span></text:a></text:p>
      <text:p text:style-name="Standard"><text:a xlink:type="simple" xlink:href="https://www.reddit.com/r/robotics/comments/1j297b8/how_can_i_make_a_robotics_arduino_event_more/" text:style-name="ListLabel_20_2" text:visited-style-name="ListLabel_20_2"><text:span text:style-name="T1">How can I make a robotics Arduino event more kid-friendly at a local library? - Reddit</text:span></text:a></text:p>
      <text:p text:style-name="Standard"><text:a xlink:type="simple" xlink:href="https://www.reddit.com/r/robotics/comments/1j297b8/how_can_i_make_a_robotics_arduino_event_more/" text:style-name="ListLabel_20_2" text:visited-style-name="ListLabel_20_2"><text:span text:style-name="T1">Abre em uma nova janela</text:span></text:a></text:p>
      <text:p text:style-name="Standard"><draw:frame draw:style-name="fr1" draw:name="image37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numberanalytics.com/blog/designing-engaging-interactive-exhibits" text:style-name="ListLabel_20_2" text:visited-style-name="ListLabel_20_2"><text:span text:style-name="T1">numberanalytics.com</text:span></text:a></text:p>
      <text:p text:style-name="Standard"><text:a xlink:type="simple" xlink:href="https://www.numberanalytics.com/blog/designing-engaging-interactive-exhibits" text:style-name="ListLabel_20_2" text:visited-style-name="ListLabel_20_2"><text:span text:style-name="T1">Designing Engaging Interactive Exhibits</text:span></text:a></text:p>
      <text:p text:style-name="Standard"><text:a xlink:type="simple" xlink:href="https://www.numberanalytics.com/blog/designing-engaging-interactive-exhibits" text:style-name="ListLabel_20_2" text:visited-style-name="ListLabel_20_2"><text:span text:style-name="T1">Abre em uma nova janela</text:span></text:a></text:p>
      <text:p text:style-name="Standard"><draw:frame draw:style-name="fr1" draw:name="image39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sciencemuseum.org.uk/see-and-do/engineers" text:style-name="ListLabel_20_2" text:visited-style-name="ListLabel_20_2"><text:span text:style-name="T1">sciencemuseum.org.uk</text:span></text:a></text:p>
      <text:p text:style-name="Standard"><text:a xlink:type="simple" xlink:href="https://www.sciencemuseum.org.uk/see-and-do/engineers" text:style-name="ListLabel_20_2" text:visited-style-name="ListLabel_20_2"><text:span text:style-name="T1">Engineers | Science Museum</text:span></text:a></text:p>
      <text:p text:style-name="Standard"><text:a xlink:type="simple" xlink:href="https://www.sciencemuseum.org.uk/see-and-do/engineers" text:style-name="ListLabel_20_2" text:visited-style-name="ListLabel_20_2"><text:span text:style-name="T1">Abre em uma nova janela</text:span></text:a></text:p>
      <text:p text:style-name="Standard"><draw:frame draw:style-name="fr1" draw:name="image85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sertek.com.tr/en/interactive-robot-exhibits/" text:style-name="ListLabel_20_2" text:visited-style-name="ListLabel_20_2"><text:span text:style-name="T1">sertek.com.tr</text:span></text:a></text:p>
      <text:p text:style-name="Standard"><text:a xlink:type="simple" xlink:href="https://sertek.com.tr/en/interactive-robot-exhibits/" text:style-name="ListLabel_20_2" text:visited-style-name="ListLabel_20_2"><text:span text:style-name="T1">Interactive Robot Exhibits - Sertek Exhibitions</text:span></text:a></text:p>
      <text:p text:style-name="Standard"><text:a xlink:type="simple" xlink:href="https://sertek.com.tr/en/interactive-robot-exhibits/" text:style-name="ListLabel_20_2" text:visited-style-name="ListLabel_20_2"><text:span text:style-name="T1">Abre em uma nova janela</text:span></text:a></text:p>
      <text:p text:style-name="Standard"><draw:frame draw:style-name="fr1" draw:name="image4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sciencebuddies.org/stem-activities/subjects/robotics" text:style-name="ListLabel_20_2" text:visited-style-name="ListLabel_20_2"><text:span text:style-name="T1">sciencebuddies.org</text:span></text:a></text:p>
      <text:p text:style-name="Standard"><text:a xlink:type="simple" xlink:href="https://www.sciencebuddies.org/stem-activities/subjects/robotics" text:style-name="ListLabel_20_2" text:visited-style-name="ListLabel_20_2"><text:span text:style-name="T1">Robotics STEM Activities for Kids - Science Buddies</text:span></text:a></text:p>
      <text:p text:style-name="Standard"><text:a xlink:type="simple" xlink:href="https://www.sciencebuddies.org/stem-activities/subjects/robotics" text:style-name="ListLabel_20_2" text:visited-style-name="ListLabel_20_2"><text:span text:style-name="T1">Abre em uma nova janela</text:span></text:a></text:p>
      <text:p text:style-name="Standard"><draw:frame draw:style-name="fr1" draw:name="image67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sciencebuff.org/scienceactivity/diy-robot-hand/" text:style-name="ListLabel_20_2" text:visited-style-name="ListLabel_20_2"><text:span text:style-name="T1">sciencebuff.org</text:span></text:a></text:p>
      <text:p text:style-name="Standard"><text:a xlink:type="simple" xlink:href="https://www.sciencebuff.org/scienceactivity/diy-robot-hand/" text:style-name="ListLabel_20_2" text:visited-style-name="ListLabel_20_2"><text:span text:style-name="T1">DIY Robot Hand - Buffalo Museum of Science</text:span></text:a></text:p>
      <text:p text:style-name="Standard"><text:a xlink:type="simple" xlink:href="https://www.sciencebuff.org/scienceactivity/diy-robot-hand/" text:style-name="ListLabel_20_2" text:visited-style-name="ListLabel_20_2"><text:span text:style-name="T1">Abre em uma nova janela</text:span></text:a></text:p>
      <text:p text:style-name="Standard"><draw:frame draw:style-name="fr1" draw:name="image43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pbslearningmedia.org/resource/mss13.sci.engin.design.roboarm/robo-arm-challenge/" text:style-name="ListLabel_20_2" text:visited-style-name="ListLabel_20_2"><text:span text:style-name="T1">pbslearningmedia.org</text:span></text:a></text:p>
      <text:p text:style-name="Standard"><text:a xlink:type="simple" xlink:href="https://www.pbslearningmedia.org/resource/mss13.sci.engin.design.roboarm/robo-arm-challenge/" text:style-name="ListLabel_20_2" text:visited-style-name="ListLabel_20_2"><text:span text:style-name="T1">Robo Arm Challenge | PBS LearningMedia</text:span></text:a></text:p>
      <text:p text:style-name="Standard"><text:a xlink:type="simple" xlink:href="https://www.pbslearningmedia.org/resource/mss13.sci.engin.design.roboarm/robo-arm-challenge/" text:style-name="ListLabel_20_2" text:visited-style-name="ListLabel_20_2"><text:span text:style-name="T1">Abre em uma nova janela</text:span></text:a></text:p>
      <text:p text:style-name="Standard"><draw:frame draw:style-name="fr1" draw:name="image19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sciencebuddies.org/stem-activities/build-a-robot-hand" text:style-name="ListLabel_20_2" text:visited-style-name="ListLabel_20_2"><text:span text:style-name="T1">sciencebuddies.org</text:span></text:a></text:p>
      <text:p text:style-name="Standard"><text:a xlink:type="simple" xlink:href="https://www.sciencebuddies.org/stem-activities/build-a-robot-hand" text:style-name="ListLabel_20_2" text:visited-style-name="ListLabel_20_2"><text:span text:style-name="T1">Build a Robot Hand | STEM Activity - Science Buddies</text:span></text:a></text:p>
      <text:p text:style-name="Standard"><text:a xlink:type="simple" xlink:href="https://www.sciencebuddies.org/stem-activities/build-a-robot-hand" text:style-name="ListLabel_20_2" text:visited-style-name="ListLabel_20_2"><text:span text:style-name="T1">Abre em uma nova janela</text:span></text:a></text:p>
      <text:p text:style-name="Standard"><draw:frame draw:style-name="fr1" draw:name="image29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sciencebuddies.org/stem-activities/robot-make-sandwich" text:style-name="ListLabel_20_2" text:visited-style-name="ListLabel_20_2"><text:span text:style-name="T1">sciencebuddies.org</text:span></text:a></text:p>
      <text:p text:style-name="Standard"><text:a xlink:type="simple" xlink:href="https://www.sciencebuddies.org/stem-activities/robot-make-sandwich" text:style-name="ListLabel_20_2" text:visited-style-name="ListLabel_20_2"><text:span text:style-name="T1">Robot, Make Me a Sandwich! | STEM Activity - Science Buddies</text:span></text:a></text:p>
      <text:p text:style-name="Standard"><text:a xlink:type="simple" xlink:href="https://www.sciencebuddies.org/stem-activities/robot-make-sandwich" text:style-name="ListLabel_20_2" text:visited-style-name="ListLabel_20_2"><text:span text:style-name="T1">Abre em uma nova janela</text:span></text:a></text:p>
      <text:p text:style-name="Standard"><draw:frame draw:style-name="fr1" draw:name="image27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firstinspires.org/" text:style-name="ListLabel_20_2" text:visited-style-name="ListLabel_20_2"><text:span text:style-name="T1">firstinspires.org</text:span></text:a></text:p>
      <text:p text:style-name="Standard"><text:a xlink:type="simple" xlink:href="https://www.firstinspires.org/" text:style-name="ListLabel_20_2" text:visited-style-name="ListLabel_20_2"><text:span text:style-name="T1">FIRST | For Inspiration and Recognition of Science and Technology</text:span></text:a></text:p>
      <text:p text:style-name="Standard"><text:a xlink:type="simple" xlink:href="https://www.firstinspires.org/" text:style-name="ListLabel_20_2" text:visited-style-name="ListLabel_20_2"><text:span text:style-name="T1">Abre em uma nova janela</text:span></text:a></text:p>
      <text:p text:style-name="Standard"><draw:frame draw:style-name="fr1" draw:name="image89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frontiersin.org/journals/neurorobotics/articles/10.3389/fnbot.2022.836772/full" text:style-name="ListLabel_20_2" text:visited-style-name="ListLabel_20_2"><text:span text:style-name="T1">frontiersin.org</text:span></text:a></text:p>
      <text:p text:style-name="Standard"><text:a xlink:type="simple" xlink:href="https://www.frontiersin.org/journals/neurorobotics/articles/10.3389/fnbot.2022.836772/full" text:style-name="ListLabel_20_2" text:visited-style-name="ListLabel_20_2"><text:span text:style-name="T1">The GummiArm Project: A Replicable and Variable-Stiffness Robot Arm for Experiments on Embodied AI - Frontiers</text:span></text:a></text:p>
      <text:p text:style-name="Standard"><text:a xlink:type="simple" xlink:href="https://www.frontiersin.org/journals/neurorobotics/articles/10.3389/fnbot.2022.836772/full" text:style-name="ListLabel_20_2" text:visited-style-name="ListLabel_20_2"><text:span text:style-name="T1">Abre em uma nova janela</text:span></text:a></text:p>
      <text:p text:style-name="Standard"><draw:frame draw:style-name="fr1" draw:name="image17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codeninjas.com/" text:style-name="ListLabel_20_2" text:visited-style-name="ListLabel_20_2"><text:span text:style-name="T1">codeninjas.com</text:span></text:a></text:p>
      <text:p text:style-name="Standard"><text:a xlink:type="simple" xlink:href="https://www.codeninjas.com/" text:style-name="ListLabel_20_2" text:visited-style-name="ListLabel_20_2"><text:span text:style-name="T1">Code Ninjas: Coding for Kids | Engaging, Interactive, Skill-Building Learning</text:span></text:a></text:p>
      <text:p text:style-name="Standard"><text:a xlink:type="simple" xlink:href="https://www.codeninjas.com/" text:style-name="ListLabel_20_2" text:visited-style-name="ListLabel_20_2"><text:span text:style-name="T1">Abre em uma nova janela</text:span></text:a></text:p>
      <text:p text:style-name="Standard"><draw:frame draw:style-name="fr1" draw:name="image12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arxiv.org/html/2406.07678v1" text:style-name="ListLabel_20_2" text:visited-style-name="ListLabel_20_2"><text:span text:style-name="T1">arxiv.org</text:span></text:a></text:p>
      <text:p text:style-name="Standard"><text:soft-page-break/><text:a xlink:type="simple" xlink:href="https://arxiv.org/html/2406.07678v1" text:style-name="ListLabel_20_2" text:visited-style-name="ListLabel_20_2"><text:span text:style-name="T1">A Practical Roadmap to Learning from Demonstration for Robotic Manipulators in Manufacturing - arXiv</text:span></text:a></text:p>
      <text:p text:style-name="Standard"><text:a xlink:type="simple" xlink:href="https://arxiv.org/html/2406.07678v1" text:style-name="ListLabel_20_2" text:visited-style-name="ListLabel_20_2"><text:span text:style-name="T1">Abre em uma nova janela</text:span></text:a></text:p>
      <text:p text:style-name="Standard"><draw:frame draw:style-name="fr1" draw:name="image82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museumtrade.org/science-museum-tips-on-designing-interactive-exhibits-for-young-children/" text:style-name="ListLabel_20_2" text:visited-style-name="ListLabel_20_2"><text:span text:style-name="T1">museumtrade.org</text:span></text:a></text:p>
      <text:p text:style-name="Standard"><text:a xlink:type="simple" xlink:href="https://museumtrade.org/science-museum-tips-on-designing-interactive-exhibits-for-young-children/" text:style-name="ListLabel_20_2" text:visited-style-name="ListLabel_20_2"><text:span text:style-name="T1">Science Museum Tips: On Designing Interactive Exhibits for Young Children</text:span></text:a></text:p>
      <text:p text:style-name="Standard"><text:a xlink:type="simple" xlink:href="https://museumtrade.org/science-museum-tips-on-designing-interactive-exhibits-for-young-children/" text:style-name="ListLabel_20_2" text:visited-style-name="ListLabel_20_2"><text:span text:style-name="T1">Abre em uma nova janela</text:span></text:a></text:p>
      <text:p text:style-name="Standard"><draw:frame draw:style-name="fr1" draw:name="image45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childrensmuseums.org/2020/12/07/two-museums-and-a-design-firm-thinking-about-how-we-design-exhibits-now/" text:style-name="ListLabel_20_2" text:visited-style-name="ListLabel_20_2"><text:span text:style-name="T1">childrensmuseums.org</text:span></text:a></text:p>
      <text:p text:style-name="Standard"><text:a xlink:type="simple" xlink:href="https://childrensmuseums.org/2020/12/07/two-museums-and-a-design-firm-thinking-about-how-we-design-exhibits-now/" text:style-name="ListLabel_20_2" text:visited-style-name="ListLabel_20_2"><text:span text:style-name="T1">Two Museums and a Design Firm: Thinking about How We Design Exhibits Now</text:span></text:a></text:p>
      <text:p text:style-name="Standard"><text:a xlink:type="simple" xlink:href="https://childrensmuseums.org/2020/12/07/two-museums-and-a-design-firm-thinking-about-how-we-design-exhibits-now/" text:style-name="ListLabel_20_2" text:visited-style-name="ListLabel_20_2"><text:span text:style-name="T1">Abre em uma nova janela</text:span></text:a></text:p>
      <text:p text:style-name="Standard"><draw:frame draw:style-name="fr1" draw:name="image54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mrisar.org/robotic-arm-exhibits.html" text:style-name="ListLabel_20_2" text:visited-style-name="ListLabel_20_2"><text:span text:style-name="T1">mrisar.org</text:span></text:a></text:p>
      <text:p text:style-name="Standard"><text:a xlink:type="simple" xlink:href="https://www.mrisar.org/robotic-arm-exhibits.html" text:style-name="ListLabel_20_2" text:visited-style-name="ListLabel_20_2"><text:span text:style-name="T1">Robotic Arm Exhibits - MRISAR</text:span></text:a></text:p>
      <text:p text:style-name="Standard"><text:a xlink:type="simple" xlink:href="https://www.mrisar.org/robotic-arm-exhibits.html" text:style-name="ListLabel_20_2" text:visited-style-name="ListLabel_20_2"><text:span text:style-name="T1">Abre em uma nova janela</text:span></text:a></text:p>
      <text:p text:style-name="Standard"><draw:frame draw:style-name="fr1" draw:name="image87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msichicago.org/explore/whats-here/exhibits/robot-revolution/exhibit/smarts" text:style-name="ListLabel_20_2" text:visited-style-name="ListLabel_20_2"><text:span text:style-name="T1">msichicago.org</text:span></text:a></text:p>
      <text:p text:style-name="Standard"><text:a xlink:type="simple" xlink:href="https://www.msichicago.org/explore/whats-here/exhibits/robot-revolution/exhibit/smarts" text:style-name="ListLabel_20_2" text:visited-style-name="ListLabel_20_2"><text:span text:style-name="T1">Smarts - Griffin Museum of Science and Industry</text:span></text:a></text:p>
      <text:p text:style-name="Standard"><text:a xlink:type="simple" xlink:href="https://www.msichicago.org/explore/whats-here/exhibits/robot-revolution/exhibit/smarts" text:style-name="ListLabel_20_2" text:visited-style-name="ListLabel_20_2"><text:span text:style-name="T1">Abre em uma nova janela</text:span></text:a></text:p>
      <text:p text:style-name="Standard"><draw:frame draw:style-name="fr1" draw:name="image64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news.stanford.edu/stories/2019/01/stanfords-robotics-legacy" text:style-name="ListLabel_20_2" text:visited-style-name="ListLabel_20_2"><text:span text:style-name="T1">news.stanford.edu</text:span></text:a></text:p>
      <text:p text:style-name="Standard"><text:a xlink:type="simple" xlink:href="https://news.stanford.edu/stories/2019/01/stanfords-robotics-legacy" text:style-name="ListLabel_20_2" text:visited-style-name="ListLabel_20_2"><text:span text:style-name="T1">Stanford's robotics legacy</text:span></text:a></text:p>
      <text:p text:style-name="Standard"><text:a xlink:type="simple" xlink:href="https://news.stanford.edu/stories/2019/01/stanfords-robotics-legacy" text:style-name="ListLabel_20_2" text:visited-style-name="ListLabel_20_2"><text:span text:style-name="T1">Abre em uma nova janela</text:span></text:a></text:p>
      <text:p text:style-name="Standard"><draw:frame draw:style-name="fr1" draw:name="image42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centrepointschools.com/blogs/robotics-games-for-kids-play-based-learning/" text:style-name="ListLabel_20_2" text:visited-style-name="ListLabel_20_2"><text:span text:style-name="T1">centrepointschools.com</text:span></text:a></text:p>
      <text:p text:style-name="Standard"><text:a xlink:type="simple" xlink:href="https://centrepointschools.com/blogs/robotics-games-for-kids-play-based-learning/" text:style-name="ListLabel_20_2" text:visited-style-name="ListLabel_20_2"><text:span text:style-name="T1">Top Robotics Games for Kids | Learn Through Play - Centre Point School</text:span></text:a></text:p>
      <text:p text:style-name="Standard"><text:a xlink:type="simple" xlink:href="https://centrepointschools.com/blogs/robotics-games-for-kids-play-based-learning/" text:style-name="ListLabel_20_2" text:visited-style-name="ListLabel_20_2"><text:span text:style-name="T1">Abre em uma nova janela</text:span></text:a></text:p>
      <text:p text:style-name="Standard"><draw:frame draw:style-name="fr1" draw:name="image2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teacherspayteachers.com/browse?search=robotic%20arm" text:style-name="ListLabel_20_2" text:visited-style-name="ListLabel_20_2"><text:span text:style-name="T1">teacherspayteachers.com</text:span></text:a></text:p>
      <text:p text:style-name="Standard"><text:a xlink:type="simple" xlink:href="https://www.teacherspayteachers.com/browse?search=robotic%20arm" text:style-name="ListLabel_20_2" text:visited-style-name="ListLabel_20_2"><text:span text:style-name="T1">Robotic Arm - TPT</text:span></text:a></text:p>
      <text:p text:style-name="Standard"><text:a xlink:type="simple" xlink:href="https://www.teacherspayteachers.com/browse?search=robotic%20arm" text:style-name="ListLabel_20_2" text:visited-style-name="ListLabel_20_2"><text:span text:style-name="T1">Abre em uma nova janela</text:span></text:a></text:p>
      <text:p text:style-name="Standard"><draw:frame draw:style-name="fr1" draw:name="image59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pmc.ncbi.nlm.nih.gov/articles/PMC10871080/" text:style-name="ListLabel_20_2" text:visited-style-name="ListLabel_20_2"><text:span text:style-name="T1">pmc.ncbi.nlm.nih.gov</text:span></text:a></text:p>
      <text:p text:style-name="Standard"><text:a xlink:type="simple" xlink:href="https://pmc.ncbi.nlm.nih.gov/articles/PMC10871080/" text:style-name="ListLabel_20_2" text:visited-style-name="ListLabel_20_2"><text:span text:style-name="T1">The Impact of Early Robotics Education on Students' Understanding of Coding, Robotics Design, and Interest in Computing Careers - PMC</text:span></text:a></text:p>
      <text:p text:style-name="Standard"><text:a xlink:type="simple" xlink:href="https://pmc.ncbi.nlm.nih.gov/articles/PMC10871080/" text:style-name="ListLabel_20_2" text:visited-style-name="ListLabel_20_2"><text:span text:style-name="T1">Abre em uma nova janela</text:span></text:a></text:p>
      <text:p text:style-name="Standard"><draw:frame draw:style-name="fr1" draw:name="image11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researchgate.net/figure/Robot-explains-exhibit-at-a-science-museum_fig1_335806108" text:style-name="ListLabel_20_2" text:visited-style-name="ListLabel_20_2"><text:span text:style-name="T1">researchgate.net</text:span></text:a></text:p>
      <text:p text:style-name="Standard"><text:a xlink:type="simple" xlink:href="https://www.researchgate.net/figure/Robot-explains-exhibit-at-a-science-museum_fig1_335806108" text:style-name="ListLabel_20_2" text:visited-style-name="ListLabel_20_2"><text:span text:style-name="T1">Robot explains exhibit at a science museum | Download Scientific Diagram - ResearchGate</text:span></text:a></text:p>
      <text:p text:style-name="Standard"><text:a xlink:type="simple" xlink:href="https://www.researchgate.net/figure/Robot-explains-exhibit-at-a-science-museum_fig1_335806108" text:style-name="ListLabel_20_2" text:visited-style-name="ListLabel_20_2"><text:span text:style-name="T1">Abre em uma nova janela</text:span></text:a></text:p>
      <text:p text:style-name="Standard"><draw:frame draw:style-name="fr1" draw:name="image78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calacademy.org/educators/guiding-questions-and-focused-activities-for-exhibits" text:style-name="ListLabel_20_2" text:visited-style-name="ListLabel_20_2"><text:span text:style-name="T1">calacademy.org</text:span></text:a></text:p>
      <text:p text:style-name="Standard"><text:a xlink:type="simple" xlink:href="https://www.calacademy.org/educators/guiding-questions-and-focused-activities-for-exhibits" text:style-name="ListLabel_20_2" text:visited-style-name="ListLabel_20_2"><text:span text:style-name="T1">Guiding Questions and Focused Activities for Exhibits - California Academy of Sciences</text:span></text:a></text:p>
      <text:p text:style-name="Standard"><text:a xlink:type="simple" xlink:href="https://www.calacademy.org/educators/guiding-questions-and-focused-activities-for-exhibits" text:style-name="ListLabel_20_2" text:visited-style-name="ListLabel_20_2"><text:span text:style-name="T1">Abre em uma nova janela</text:span></text:a></text:p>
      <text:p text:style-name="Standard"><draw:frame draw:style-name="fr1" draw:name="image49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informalscience.org/wp-content/uploads/2019/02/VSA-a0a1x8-a_5730.pdf" text:style-name="ListLabel_20_2" text:visited-style-name="ListLabel_20_2"><text:span text:style-name="T1">informalscience.org</text:span></text:a></text:p>
      <text:p text:style-name="Standard"><text:a xlink:type="simple" xlink:href="https://informalscience.org/wp-content/uploads/2019/02/VSA-a0a1x8-a_5730.pdf" text:style-name="ListLabel_20_2" text:visited-style-name="ListLabel_20_2"><text:span text:style-name="T1">Suggested Guidelines for Designing Interactive Exhibits - informalscience.org</text:span></text:a></text:p>
      <text:p text:style-name="Standard"><text:a xlink:type="simple" xlink:href="https://informalscience.org/wp-content/uploads/2019/02/VSA-a0a1x8-a_5730.pdf" text:style-name="ListLabel_20_2" text:visited-style-name="ListLabel_20_2"><text:span text:style-name="T1">Abre em uma nova janela</text:span></text:a></text:p>
      <text:p text:style-name="Standard"><draw:frame draw:style-name="fr1" draw:name="image44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dl.designresearchsociety.org/cgi/viewcontent.cgi?article=2814&amp;context=drs-conference-papers" text:style-name="ListLabel_20_2" text:visited-style-name="ListLabel_20_2"><text:span text:style-name="T1">dl.designresearchsociety.org</text:span></text:a></text:p>
      <text:p text:style-name="Standard"><text:a xlink:type="simple" xlink:href="https://dl.designresearchsociety.org/cgi/viewcontent.cgi?article=2814&amp;context=drs-conference-papers" text:style-name="ListLabel_20_2" text:visited-style-name="ListLabel_20_2"><text:span text:style-name="T1">How to design tangible learning experiences: A literature review about science exhibit design - DRS Digital Library</text:span></text:a></text:p>
      <text:p text:style-name="Standard"><text:a xlink:type="simple" xlink:href="https://dl.designresearchsociety.org/cgi/viewcontent.cgi?article=2814&amp;context=drs-conference-papers" text:style-name="ListLabel_20_2" text:visited-style-name="ListLabel_20_2"><text:span text:style-name="T1">Abre em uma nova janela</text:span></text:a></text:p>
      <text:p text:style-name="Standard"><draw:frame draw:style-name="fr1" draw:name="image25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arm.robocup.org/" text:style-name="ListLabel_20_2" text:visited-style-name="ListLabel_20_2"><text:span text:style-name="T1">arm.robocup.org</text:span></text:a></text:p>
      <text:p text:style-name="Standard"><text:a xlink:type="simple" xlink:href="https://arm.robocup.org/" text:style-name="ListLabel_20_2" text:visited-style-name="ListLabel_20_2"><text:span text:style-name="T1">ARM Challenge</text:span></text:a></text:p>
      <text:p text:style-name="Standard"><text:a xlink:type="simple" xlink:href="https://arm.robocup.org/" text:style-name="ListLabel_20_2" text:visited-style-name="ListLabel_20_2"><text:span text:style-name="T1">Abre em uma nova janela</text:span></text:a></text:p>
      <text:p text:style-name="Standard"><text:soft-page-break/><draw:frame draw:style-name="fr1" draw:name="image23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new.smm.org/exhibit-services/prototyping-production/" text:style-name="ListLabel_20_2" text:visited-style-name="ListLabel_20_2"><text:span text:style-name="T1">new.smm.org</text:span></text:a></text:p>
      <text:p text:style-name="Standard"><text:a xlink:type="simple" xlink:href="https://new.smm.org/exhibit-services/prototyping-production/" text:style-name="ListLabel_20_2" text:visited-style-name="ListLabel_20_2"><text:span text:style-name="T1">Exhibit Prototyping &amp; Production - Science Museum of Minnesota</text:span></text:a></text:p>
      <text:p text:style-name="Standard"><text:a xlink:type="simple" xlink:href="https://new.smm.org/exhibit-services/prototyping-production/" text:style-name="ListLabel_20_2" text:visited-style-name="ListLabel_20_2"><text:span text:style-name="T1">Abre em uma nova janela</text:span></text:a></text:p>
      <text:p text:style-name="Standard"><draw:frame draw:style-name="fr1" draw:name="image32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taylorstudios.com/blog/tips-design-best-exhibits-childrens-museums" text:style-name="ListLabel_20_2" text:visited-style-name="ListLabel_20_2"><text:span text:style-name="T1">taylorstudios.com</text:span></text:a></text:p>
      <text:p text:style-name="Standard"><text:a xlink:type="simple" xlink:href="https://taylorstudios.com/blog/tips-design-best-exhibits-childrens-museums" text:style-name="ListLabel_20_2" text:visited-style-name="ListLabel_20_2"><text:span text:style-name="T1">Tips to Design the Best Exhibits for Childrens Museums - Taylor Studios</text:span></text:a></text:p>
      <text:p text:style-name="Standard"><text:a xlink:type="simple" xlink:href="https://taylorstudios.com/blog/tips-design-best-exhibits-childrens-museums" text:style-name="ListLabel_20_2" text:visited-style-name="ListLabel_20_2"><text:span text:style-name="T1">Abre em uma nova janela</text:span></text:a></text:p>
      <text:p text:style-name="Standard"><draw:frame draw:style-name="fr1" draw:name="image77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astc.org/astc-dimensions/exhibit-tips-from-around-the-world/" text:style-name="ListLabel_20_2" text:visited-style-name="ListLabel_20_2"><text:span text:style-name="T1">astc.org</text:span></text:a></text:p>
      <text:p text:style-name="Standard"><text:a xlink:type="simple" xlink:href="https://www.astc.org/astc-dimensions/exhibit-tips-from-around-the-world/" text:style-name="ListLabel_20_2" text:visited-style-name="ListLabel_20_2"><text:span text:style-name="T1">Exhibit Tips from Around the World - Association of Science and Technology Centers - ASTC</text:span></text:a></text:p>
      <text:p text:style-name="Standard"><text:a xlink:type="simple" xlink:href="https://www.astc.org/astc-dimensions/exhibit-tips-from-around-the-world/" text:style-name="ListLabel_20_2" text:visited-style-name="ListLabel_20_2"><text:span text:style-name="T1">Abre em uma nova janela</text:span></text:a></text:p>
      <text:p text:style-name="Standard"><draw:frame draw:style-name="fr1" draw:name="image1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sciencebuddies.org/science-fair-projects/science-projects/robotics" text:style-name="ListLabel_20_2" text:visited-style-name="ListLabel_20_2"><text:span text:style-name="T1">sciencebuddies.org</text:span></text:a></text:p>
      <text:p text:style-name="Standard"><text:a xlink:type="simple" xlink:href="https://www.sciencebuddies.org/science-fair-projects/science-projects/robotics" text:style-name="ListLabel_20_2" text:visited-style-name="ListLabel_20_2"><text:span text:style-name="T1">Robotics Science Projects</text:span></text:a></text:p>
      <text:p text:style-name="Standard"><text:a xlink:type="simple" xlink:href="https://www.sciencebuddies.org/science-fair-projects/science-projects/robotics" text:style-name="ListLabel_20_2" text:visited-style-name="ListLabel_20_2"><text:span text:style-name="T1">Abre em uma nova janela</text:span></text:a></text:p>
      <text:p text:style-name="Standard"><draw:frame draw:style-name="fr1" draw:name="image31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sciencebuddies.org/blog/robotics-lessons" text:style-name="ListLabel_20_2" text:visited-style-name="ListLabel_20_2"><text:span text:style-name="T1">sciencebuddies.org</text:span></text:a></text:p>
      <text:p text:style-name="Standard"><text:a xlink:type="simple" xlink:href="https://www.sciencebuddies.org/blog/robotics-lessons" text:style-name="ListLabel_20_2" text:visited-style-name="ListLabel_20_2"><text:span text:style-name="T1">25+ Robotics Projects, Lessons, and Activities | Science Buddies Blog</text:span></text:a></text:p>
      <text:p text:style-name="Standard"><text:a xlink:type="simple" xlink:href="https://www.sciencebuddies.org/blog/robotics-lessons" text:style-name="ListLabel_20_2" text:visited-style-name="ListLabel_20_2"><text:span text:style-name="T1">Abre em uma nova janela</text:span></text:a></text:p>
      <text:p text:style-name="Standard"><draw:frame draw:style-name="fr1" draw:name="image8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edutopia.org/article/incorporating-robotics-across-curriculum/" text:style-name="ListLabel_20_2" text:visited-style-name="ListLabel_20_2"><text:span text:style-name="T1">edutopia.org</text:span></text:a></text:p>
      <text:p text:style-name="Standard"><text:a xlink:type="simple" xlink:href="https://www.edutopia.org/article/incorporating-robotics-across-curriculum/" text:style-name="ListLabel_20_2" text:visited-style-name="ListLabel_20_2"><text:span text:style-name="T1">Incorporating Robotics Across the K-12 Curriculum - Edutopia</text:span></text:a></text:p>
      <text:p text:style-name="Standard"><text:a xlink:type="simple" xlink:href="https://www.edutopia.org/article/incorporating-robotics-across-curriculum/" text:style-name="ListLabel_20_2" text:visited-style-name="ListLabel_20_2"><text:span text:style-name="T1">Abre em uma nova janela</text:span></text:a></text:p>
      <text:p text:style-name="Standard"><draw:frame draw:style-name="fr1" draw:name="image81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blog.jumbula.com/robotics-activities-for-students/" text:style-name="ListLabel_20_2" text:visited-style-name="ListLabel_20_2"><text:span text:style-name="T1">blog.jumbula.com</text:span></text:a></text:p>
      <text:p text:style-name="Standard"><text:a xlink:type="simple" xlink:href="https://blog.jumbula.com/robotics-activities-for-students/" text:style-name="ListLabel_20_2" text:visited-style-name="ListLabel_20_2"><text:span text:style-name="T1">Introducing Robotics Activities for Students in STEM - Jumbula Blog</text:span></text:a></text:p>
      <text:p text:style-name="Standard"><text:a xlink:type="simple" xlink:href="https://blog.jumbula.com/robotics-activities-for-students/" text:style-name="ListLabel_20_2" text:visited-style-name="ListLabel_20_2"><text:span text:style-name="T1">Abre em uma nova janela</text:span></text:a></text:p>
      <text:p text:style-name="Standard"><draw:frame draw:style-name="fr1" draw:name="image48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roboblocky.com/curriculum/coding/outreachprogram/" text:style-name="ListLabel_20_2" text:visited-style-name="ListLabel_20_2"><text:span text:style-name="T1">roboblocky.com</text:span></text:a></text:p>
      <text:p text:style-name="Standard"><text:a xlink:type="simple" xlink:href="https://www.roboblocky.com/curriculum/coding/outreachprogram/" text:style-name="ListLabel_20_2" text:visited-style-name="ListLabel_20_2"><text:span text:style-name="T1">Robotics Challenges for Outreach Programs - RoboBlocky</text:span></text:a></text:p>
      <text:p text:style-name="Standard"><text:a xlink:type="simple" xlink:href="https://www.roboblocky.com/curriculum/coding/outreachprogram/" text:style-name="ListLabel_20_2" text:visited-style-name="ListLabel_20_2"><text:span text:style-name="T1">Abre em uma nova janela</text:span></text:a></text:p>
      <text:p text:style-name="Standard"><draw:frame draw:style-name="fr1" draw:name="image10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whalesbot.ai/blog/understanding-robotic-toys-and-their-benefits-in-stem-education-and-coding" text:style-name="ListLabel_20_2" text:visited-style-name="ListLabel_20_2"><text:span text:style-name="T1">whalesbot.ai</text:span></text:a></text:p>
      <text:p text:style-name="Standard"><text:a xlink:type="simple" xlink:href="https://www.whalesbot.ai/blog/understanding-robotic-toys-and-their-benefits-in-stem-education-and-coding" text:style-name="ListLabel_20_2" text:visited-style-name="ListLabel_20_2"><text:span text:style-name="T1">What Robotics in Education Really Means for Today's Kids - WhalesBot</text:span></text:a></text:p>
      <text:p text:style-name="Standard"><text:a xlink:type="simple" xlink:href="https://www.whalesbot.ai/blog/understanding-robotic-toys-and-their-benefits-in-stem-education-and-coding" text:style-name="ListLabel_20_2" text:visited-style-name="ListLabel_20_2"><text:span text:style-name="T1">Abre em uma nova janela</text:span></text:a></text:p>
      <text:p text:style-name="Standard"><draw:frame draw:style-name="fr1" draw:name="image74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exhibits.si.edu/wp-content/uploads/2018/04/Guide-to-Exhibit-Development.pdf" text:style-name="ListLabel_20_2" text:visited-style-name="ListLabel_20_2"><text:span text:style-name="T1">exhibits.si.edu</text:span></text:a></text:p>
      <text:p text:style-name="Standard"><text:a xlink:type="simple" xlink:href="https://exhibits.si.edu/wp-content/uploads/2018/04/Guide-to-Exhibit-Development.pdf" text:style-name="ListLabel_20_2" text:visited-style-name="ListLabel_20_2"><text:span text:style-name="T1">A GUIDE TO EXHIBIT DEVELOPMENT</text:span></text:a></text:p>
      <text:p text:style-name="Standard"><text:a xlink:type="simple" xlink:href="https://exhibits.si.edu/wp-content/uploads/2018/04/Guide-to-Exhibit-Development.pdf" text:style-name="ListLabel_20_2" text:visited-style-name="ListLabel_20_2"><text:span text:style-name="T1">Abre em uma nova janela</text:span></text:a></text:p>
      <text:p text:style-name="Standard"><draw:frame draw:style-name="fr1" draw:name="image62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mps.uchicago.edu/docs/articles/S.Allen-Science%20Museums%20that%20do%20more%20than%20Entertain.pdf" text:style-name="ListLabel_20_2" text:visited-style-name="ListLabel_20_2"><text:span text:style-name="T1">mps.uchicago.edu</text:span></text:a></text:p>
      <text:p text:style-name="Standard"><text:a xlink:type="simple" xlink:href="https://mps.uchicago.edu/docs/articles/S.Allen-Science%20Museums%20that%20do%20more%20than%20Entertain.pdf" text:style-name="ListLabel_20_2" text:visited-style-name="ListLabel_20_2"><text:span text:style-name="T1">Designs for learning: Studying science museum exhibits that do more than entertain - The University of Chicago</text:span></text:a></text:p>
      <text:p text:style-name="Standard"><text:a xlink:type="simple" xlink:href="https://mps.uchicago.edu/docs/articles/S.Allen-Science%20Museums%20that%20do%20more%20than%20Entertain.pdf" text:style-name="ListLabel_20_2" text:visited-style-name="ListLabel_20_2"><text:span text:style-name="T1">Abre em uma nova janela</text:span></text:a></text:p>
      <text:p text:style-name="Standard"><draw:frame draw:style-name="fr1" draw:name="image61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edutopia.org/article/robotics-pbl-elementary-students/" text:style-name="ListLabel_20_2" text:visited-style-name="ListLabel_20_2"><text:span text:style-name="T1">edutopia.org</text:span></text:a></text:p>
      <text:p text:style-name="Standard"><text:a xlink:type="simple" xlink:href="https://www.edutopia.org/article/robotics-pbl-elementary-students/" text:style-name="ListLabel_20_2" text:visited-style-name="ListLabel_20_2"><text:span text:style-name="T1">Robotics PBL for Elementary Students | Edutopia</text:span></text:a></text:p>
      <text:p text:style-name="Standard"><text:a xlink:type="simple" xlink:href="https://www.edutopia.org/article/robotics-pbl-elementary-students/" text:style-name="ListLabel_20_2" text:visited-style-name="ListLabel_20_2"><text:span text:style-name="T1">Abre em uma nova janela</text:span></text:a></text:p>
      <text:p text:style-name="Standard"><draw:frame draw:style-name="fr1" draw:name="image84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mdpi.com/2076-3417/15/7/3567" text:style-name="ListLabel_20_2" text:visited-style-name="ListLabel_20_2"><text:span text:style-name="T1">mdpi.com</text:span></text:a></text:p>
      <text:p text:style-name="Standard"><text:a xlink:type="simple" xlink:href="https://www.mdpi.com/2076-3417/15/7/3567" text:style-name="ListLabel_20_2" text:visited-style-name="ListLabel_20_2"><text:span text:style-name="T1">Effectiveness of Robot-Mediated Learning in Fostering Children's Social and Cognitive Development - MDPI</text:span></text:a></text:p>
      <text:p text:style-name="Standard"><text:a xlink:type="simple" xlink:href="https://www.mdpi.com/2076-3417/15/7/3567" text:style-name="ListLabel_20_2" text:visited-style-name="ListLabel_20_2"><text:span text:style-name="T1">Abre em uma nova janela</text:span></text:a></text:p>
      <text:p text:style-name="Standard">Raciocínio</text:p>
      <text:p text:style-name="Standard">Foco do Projeto</text:p>
      <text:p text:style-name="Standard"><text:soft-page-break/>Estou iniciando a pesquisa para um projeto de pós-doutorado que se concentrará no uso de braços robóticos em feiras de tecnologia e mostras científicas. O objetivo principal é despertar o interesse de crianças e adolescentes na pesquisa e tecnologia robótica, tornando este o foco central de todo o projeto.</text:p>
      <text:p text:style-name="Standard"/>
      <text:p text:style-name="P1"><draw:frame draw:style-name="fr1" draw:name="image22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eu-jer.com/the-impact-of-educational-robotics-on-cognitive-outcomes-in-primary-students-a-meta-analysis-of-recent-studies" text:style-name="ListLabel_20_2" text:visited-style-name="ListLabel_20_2"><text:span text:style-name="T1">eu-jer.com</text:span></text:a></text:p>
      <text:p text:style-name="Standard"><text:a xlink:type="simple" xlink:href="https://www.eu-jer.com/the-impact-of-educational-robotics-on-cognitive-outcomes-in-primary-students-a-meta-analysis-of-recent-studies" text:style-name="ListLabel_20_2" text:visited-style-name="ListLabel_20_2"><text:span text:style-name="T1">The Impact of Educational Robotics on Cognitive Outcomes in Primary Students: A Meta-Analysis of Recent Studies</text:span></text:a></text:p>
      <text:p text:style-name="Standard"><text:a xlink:type="simple" xlink:href="https://www.eu-jer.com/the-impact-of-educational-robotics-on-cognitive-outcomes-in-primary-students-a-meta-analysis-of-recent-studies" text:style-name="ListLabel_20_2" text:visited-style-name="ListLabel_20_2"><text:span text:style-name="T1">Abre em uma nova janela</text:span></text:a></text:p>
      <text:p text:style-name="Standard"><draw:frame draw:style-name="fr1" draw:name="image51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reddit.com/r/CNC/comments/rlpt5v/buy_a_cheap_robotic_arm_to_get_familiar_with/" text:style-name="ListLabel_20_2" text:visited-style-name="ListLabel_20_2"><text:span text:style-name="T1">reddit.com</text:span></text:a></text:p>
      <text:p text:style-name="Standard"><text:a xlink:type="simple" xlink:href="https://www.reddit.com/r/CNC/comments/rlpt5v/buy_a_cheap_robotic_arm_to_get_familiar_with/" text:style-name="ListLabel_20_2" text:visited-style-name="ListLabel_20_2"><text:span text:style-name="T1">Buy a cheap robotic arm to get familiar with robot programming? : r/CNC - Reddit</text:span></text:a></text:p>
      <text:p text:style-name="Standard"><text:a xlink:type="simple" xlink:href="https://www.reddit.com/r/CNC/comments/rlpt5v/buy_a_cheap_robotic_arm_to_get_familiar_with/" text:style-name="ListLabel_20_2" text:visited-style-name="ListLabel_20_2"><text:span text:style-name="T1">Abre em uma nova janela</text:span></text:a></text:p>
      <text:p text:style-name="Standard"><draw:frame draw:style-name="fr1" draw:name="image46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ufactory.us/" text:style-name="ListLabel_20_2" text:visited-style-name="ListLabel_20_2"><text:span text:style-name="T1">ufactory.us</text:span></text:a></text:p>
      <text:p text:style-name="Standard"><text:a xlink:type="simple" xlink:href="https://www.ufactory.us/" text:style-name="ListLabel_20_2" text:visited-style-name="ListLabel_20_2"><text:span text:style-name="T1">UFACTORY US</text:span></text:a></text:p>
      <text:p text:style-name="Standard"><text:a xlink:type="simple" xlink:href="https://www.ufactory.us/" text:style-name="ListLabel_20_2" text:visited-style-name="ListLabel_20_2"><text:span text:style-name="T1">Abre em uma nova janela</text:span></text:a></text:p>
      <text:p text:style-name="Standard"><draw:frame draw:style-name="fr1" draw:name="image50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mdpi.com/2071-1050/15/5/4637" text:style-name="ListLabel_20_2" text:visited-style-name="ListLabel_20_2"><text:span text:style-name="T1">mdpi.com</text:span></text:a></text:p>
      <text:p text:style-name="Standard"><text:a xlink:type="simple" xlink:href="https://www.mdpi.com/2071-1050/15/5/4637" text:style-name="ListLabel_20_2" text:visited-style-name="ListLabel_20_2"><text:span text:style-name="T1">The Effectiveness of Educational Robots in Improving Learning Outcomes: A Meta-Analysis</text:span></text:a></text:p>
      <text:p text:style-name="Standard"><text:a xlink:type="simple" xlink:href="https://www.mdpi.com/2071-1050/15/5/4637" text:style-name="ListLabel_20_2" text:visited-style-name="ListLabel_20_2"><text:span text:style-name="T1">Abre em uma nova janela</text:span></text:a></text:p>
      <text:p text:style-name="Standard"><draw:frame draw:style-name="fr1" draw:name="image86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coed.asee.org/wp-content/uploads/2020/08/12-Getting-Your-Robotic-Arms-Around-Computer-Curricula.pdf" text:style-name="ListLabel_20_2" text:visited-style-name="ListLabel_20_2"><text:span text:style-name="T1">coed.asee.org</text:span></text:a></text:p>
      <text:p text:style-name="Standard"><text:a xlink:type="simple" xlink:href="https://coed.asee.org/wp-content/uploads/2020/08/12-Getting-Your-Robotic-Arms-Around-Computer-Curricula.pdf" text:style-name="ListLabel_20_2" text:visited-style-name="ListLabel_20_2"><text:span text:style-name="T1">getting your robotic arms around computing curricula</text:span></text:a></text:p>
      <text:p text:style-name="Standard"><text:a xlink:type="simple" xlink:href="https://coed.asee.org/wp-content/uploads/2020/08/12-Getting-Your-Robotic-Arms-Around-Computer-Curricula.pdf" text:style-name="ListLabel_20_2" text:visited-style-name="ListLabel_20_2"><text:span text:style-name="T1">Abre em uma nova janela</text:span></text:a></text:p>
      <text:p text:style-name="Standard"><draw:frame draw:style-name="fr1" draw:name="image55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frontiersin.org/journals/robotics-and-ai/articles/10.3389/frobt.2022.1009488/full" text:style-name="ListLabel_20_2" text:visited-style-name="ListLabel_20_2"><text:span text:style-name="T1">frontiersin.org</text:span></text:a></text:p>
      <text:p text:style-name="Standard"><text:a xlink:type="simple" xlink:href="https://www.frontiersin.org/journals/robotics-and-ai/articles/10.3389/frobt.2022.1009488/full" text:style-name="ListLabel_20_2" text:visited-style-name="ListLabel_20_2"><text:span text:style-name="T1">Robot tool use: A survey - Frontiers</text:span></text:a></text:p>
      <text:p text:style-name="Standard"><text:a xlink:type="simple" xlink:href="https://www.frontiersin.org/journals/robotics-and-ai/articles/10.3389/frobt.2022.1009488/full" text:style-name="ListLabel_20_2" text:visited-style-name="ListLabel_20_2"><text:span text:style-name="T1">Abre em uma nova janela</text:span></text:a></text:p>
      <text:p text:style-name="Standard"><draw:frame draw:style-name="fr1" draw:name="image69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gsd.harvard.edu/course/informal-robotics-spring-2025/" text:style-name="ListLabel_20_2" text:visited-style-name="ListLabel_20_2"><text:span text:style-name="T1">gsd.harvard.edu</text:span></text:a></text:p>
      <text:p text:style-name="Standard"><text:a xlink:type="simple" xlink:href="https://www.gsd.harvard.edu/course/informal-robotics-spring-2025/" text:style-name="ListLabel_20_2" text:visited-style-name="ListLabel_20_2"><text:span text:style-name="T1">Informal Robotics - Harvard Graduate School of Design</text:span></text:a></text:p>
      <text:p text:style-name="Standard"><text:a xlink:type="simple" xlink:href="https://www.gsd.harvard.edu/course/informal-robotics-spring-2025/" text:style-name="ListLabel_20_2" text:visited-style-name="ListLabel_20_2"><text:span text:style-name="T1">Abre em uma nova janela</text:span></text:a></text:p>
      <text:p text:style-name="Standard"><draw:frame draw:style-name="fr1" draw:name="image80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roboblocky.com/curriculum/coding/outreachprogram/" text:style-name="ListLabel_20_2" text:visited-style-name="ListLabel_20_2"><text:span text:style-name="T1">roboblocky.com</text:span></text:a></text:p>
      <text:p text:style-name="Standard"><text:a xlink:type="simple" xlink:href="https://www.roboblocky.com/curriculum/coding/outreachprogram/" text:style-name="ListLabel_20_2" text:visited-style-name="ListLabel_20_2"><text:span text:style-name="T1">Robotics Challenges for Outreach Programs - RoboBlocky</text:span></text:a></text:p>
      <text:p text:style-name="Standard"><text:a xlink:type="simple" xlink:href="https://www.roboblocky.com/curriculum/coding/outreachprogram/" text:style-name="ListLabel_20_2" text:visited-style-name="ListLabel_20_2"><text:span text:style-name="T1">Abre em uma nova janela</text:span></text:a></text:p>
      <text:p text:style-name="Standard"><draw:frame draw:style-name="fr1" draw:name="image35.png" text:anchor-type="as-char" svg:width="0.6945in" svg:height="0.6945in" draw:z-index="0"><draw:image xlink:href="Pictures/1000020100000001000000014C77D75F6DC67A52.png" xlink:type="simple" xlink:show="embed" xlink:actuate="onLoad" loext:mime-type="image/png"/></draw:frame></text:p>
      <text:p text:style-name="Standard"><text:a xlink:type="simple" xlink:href="https://www.depts.ttu.edu/coe/stem/gear/lessons/lesson3.php" text:style-name="ListLabel_20_2" text:visited-style-name="ListLabel_20_2"><text:span text:style-name="T1">depts.ttu.edu</text:span></text:a></text:p>
      <text:p text:style-name="Standard"><text:a xlink:type="simple" xlink:href="https://www.depts.ttu.edu/coe/stem/gear/lessons/lesson3.php" text:style-name="ListLabel_20_2" text:visited-style-name="ListLabel_20_2"><text:span text:style-name="T1">Lessons | GEAR - Get Excited About Robotics | STEM Outreach | Whitacre College of Engineering - Texas Tech University Departments</text:span></text:a></text:p>
      <text:p text:style-name="Standard"><text:a xlink:type="simple" xlink:href="https://www.depts.ttu.edu/coe/stem/gear/lessons/lesson3.php" text:style-name="ListLabel_20_2" text:visited-style-name="ListLabel_20_2"><text:span text:style-name="T1">Abre em uma nova janela</text:span></text:a></text:p>
      <text:p text:style-name="Standard">Raciocínio</text:p>
      <text:p text:style-name="Standard">Início da Pesquisa</text:p>
      <text:p text:style-name="Standard">Estou iniciando uma pesquisa aprofundada sobre como braços robóticos podem ser usados em demonstrações públicas para despertar o interesse de crianças e adolescentes na pesquisa em robótica. Meu objetivo é criar um relatório abrangente que cubra desde a revisão da literatura até a proposição de diretrizes para futuros programa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89" meta:object-count="0" meta:page-count="8" meta:paragraph-count="363" meta:word-count="1494" meta:character-count="9566" meta:non-whitespace-character-count="8347"/>
    <meta:generator>LibreOfficeDev/6.0.5.2$Linux_X86_64 LibreOffice_project/</meta:generator>
  </office:meta>
</office:document-meta>
</file>